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2e9a" officeooo:paragraph-rsid="00142e9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2e9a" officeooo:paragraph-rsid="00142e9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4070" officeooo:paragraph-rsid="0015407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7fdc" officeooo:paragraph-rsid="00157fd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839a" officeooo:paragraph-rsid="0018839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fc03" officeooo:paragraph-rsid="0018fc0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9b81e" officeooo:paragraph-rsid="0019b81e" style:font-weight-asian="bold" style:font-weight-complex="bold"/>
    </style:style>
    <style:style style:name="P8" style:family="paragraph" style:parent-style-name="Standard">
      <style:text-properties style:text-underline-style="none" officeooo:rsid="00142e9a" officeooo:paragraph-rsid="00142e9a"/>
    </style:style>
    <style:style style:name="P9" style:family="paragraph" style:parent-style-name="Standard">
      <style:text-properties style:text-underline-style="none" officeooo:rsid="00154070" officeooo:paragraph-rsid="00154070"/>
    </style:style>
    <style:style style:name="P10" style:family="paragraph" style:parent-style-name="Standard">
      <style:text-properties style:text-underline-style="none" fo:font-weight="normal" officeooo:rsid="00157fdc" officeooo:paragraph-rsid="00157fd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5b3cf" officeooo:paragraph-rsid="0015b3c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7271b" officeooo:paragraph-rsid="0017271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8839a" officeooo:paragraph-rsid="0018839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8fc03" officeooo:paragraph-rsid="0018fc03" style:font-weight-asian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9b81e" officeooo:paragraph-rsid="0019b81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19c331" officeooo:paragraph-rsid="0019c331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text-underline-style="none" fo:font-weight="normal" officeooo:rsid="00157fdc" officeooo:paragraph-rsid="00154070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7271b" officeooo:paragraph-rsid="0017271b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18839a" officeooo:paragraph-rsid="0018839a" style:font-weight-asian="normal" style:font-weight-complex="normal"/>
    </style:style>
    <style:style style:name="P20" style:family="paragraph" style:parent-style-name="Standard" style:list-style-name="L2">
      <style:text-properties style:text-underline-style="none" fo:font-weight="normal" officeooo:rsid="0018fc03" officeooo:paragraph-rsid="0018fc03" style:font-weight-asian="normal" style:font-weight-complex="normal"/>
    </style:style>
    <style:style style:name="P21" style:family="paragraph" style:parent-style-name="Standard" style:list-style-name="L3">
      <style:text-properties fo:font-style="normal" style:text-underline-style="none" fo:font-weight="normal" officeooo:rsid="0019b81e" officeooo:paragraph-rsid="0019b81e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style:text-underline-style="none" fo:font-weight="normal" officeooo:rsid="001b2f91" officeooo:paragraph-rsid="001b2f9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b2f91" officeooo:paragraph-rsid="001b2f9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1b590f" officeooo:paragraph-rsid="001b590f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57fdc" style:font-weight-asian="normal" style:font-weight-complex="normal"/>
    </style:style>
    <style:style style:name="T3" style:family="text">
      <style:text-properties style:text-underline-style="none" fo:font-weight="normal" officeooo:rsid="001b590f" style:font-weight-asian="normal" style:font-weight-complex="normal"/>
    </style:style>
    <style:style style:name="T4" style:family="text">
      <style:text-properties officeooo:rsid="00157fdc"/>
    </style:style>
    <style:style style:name="T5" style:family="text">
      <style:text-properties officeooo:rsid="0017271b"/>
    </style:style>
    <style:style style:name="T6" style:family="text">
      <style:text-properties officeooo:rsid="0018fc03"/>
    </style:style>
    <style:style style:name="T7" style:family="text">
      <style:text-properties officeooo:rsid="0019b81e"/>
    </style:style>
    <style:style style:name="T8" style:family="text">
      <style:text-properties officeooo:rsid="0019c331"/>
    </style:style>
    <style:style style:name="T9" style:family="text">
      <style:text-properties officeooo:rsid="001b2f91"/>
    </style:style>
    <style:style style:name="T10" style:family="text">
      <style:text-properties officeooo:rsid="001b5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Description :</text:p>
      <text:p text:style-name="P1"/>
      <text:p text:style-name="P8">Cas d’usage qui concerne l’emprunt d’une ressource</text:p>
      <text:p text:style-name="P8"/>
      <text:p text:style-name="P2">2) Flux d’événements</text:p>
      <text:p text:style-name="P1"/>
      <text:p text:style-name="P2">a. conditions</text:p>
      <text:p text:style-name="P1"/>
      <text:p text:style-name="P8">Seuls le personnel ou les bénévoles (pendant une période déterminée) peuvent enregistrer les emprunts.</text:p>
      <text:p text:style-name="P8">Tout emprunteur doit posséder une carte de lecteur, payer sa cotisation, payer la caution s’il emprunte un CD-ROM et n’avoir pas plus de 5 emprunts.</text:p>
      <text:p text:style-name="P9">Tout emprunt de microfilm nécessite un écran libre.</text:p>
      <text:p text:style-name="P9">Seuls les livres non spéciaux et les CD-ROM <text:span text:style-name="T4">peuvent être prêtés à domicile.</text:span></text:p>
      <text:p text:style-name="P8"/>
      <text:p text:style-name="P3">b. Résultats</text:p>
      <text:p text:style-name="P3"><text:span text:style-name="T1">Tout emprunt est </text:span><text:span text:style-name="T2">daté et </text:span><text:span text:style-name="T1">enregistré (N° lecteur + côte document). </text:span><text:span text:style-name="T2">Après 4 semaines une lettre de relance </text:span><text:span text:style-name="T3">est envoyée.</text:span></text:p>
      <text:p text:style-name="P17"/>
      <text:p text:style-name="P4">3)Flot Nominal</text:p>
      <text:p text:style-name="P11"/>
      <text:p text:style-name="P11">Le lecteur consulte <text:span text:style-name="T5">sur un poste informatique la liste des documents.</text:span></text:p>
      <text:p text:style-name="P12">Le système lui affiche les informations sur le documents : sa côte, ses références et sa disponibilité.</text:p>
      <text:p text:style-name="P12">Il va cherche le document dans le rayonnage pour les livres et les journaux ou au guichet pour les CD-ROM et les microfilms.</text:p>
      <text:p text:style-name="P12"/>
      <text:p text:style-name="P12">Si le document est disponible :</text:p>
      <text:list xml:id="list3897509739" text:style-name="L1">
        <text:list-item>
          <text:p text:style-name="P18">le personnel vérifie <text:s/>la carte lecteur</text:p>
        </text:list-item>
        <text:list-item>
          <text:p text:style-name="P19">Enregistre l’emprunt</text:p>
        </text:list-item>
      </text:list>
      <text:p text:style-name="P13"/>
      <text:p text:style-name="P13">Le cas d’utilisation prend fin</text:p>
      <text:p text:style-name="P13"/>
      <text:p text:style-name="P5">3) flots alternati<text:span text:style-name="T6">f</text:span>s</text:p>
      <text:p text:style-name="P6">a. le lecteur n’est pas enregistré</text:p>
      <text:p text:style-name="P6"/>
      <text:list xml:id="list4075419137" text:style-name="L2">
        <text:list-item>
          <text:p text:style-name="P20">Le personnel <text:s/>suspend l’emprunt pour enregistrer le lecteur</text:p>
        </text:list-item>
        <text:list-item>
          <text:p text:style-name="P20">Une fois le <text:span text:style-name="T7">lecteur enregistré, l’enregistrement de l’emprunt se poursuit</text:span></text:p>
        </text:list-item>
      </text:list>
      <text:p text:style-name="P14"/>
      <text:p text:style-name="P7">b. le lecteur n’a pas payé la cotisation</text:p>
      <text:list xml:id="list3256553294" text:style-name="L3">
        <text:list-item>
          <text:p text:style-name="P21">Le personnel suspend l’enregistrement de l’emprunt</text:p>
        </text:list-item>
        <text:list-item>
          <text:p text:style-name="P21">Une fois la cotisation réglée , <text:span text:style-name="T8">l’enregistrement de l’emprunt peut reprendre</text:span></text:p>
        </text:list-item>
      </text:list>
      <text:p text:style-name="P15"/>
      <text:p text:style-name="P16">c. <text:span text:style-name="T9">le lecteur a plus de 5 emprunts</text:span></text:p>
      <text:list xml:id="list3662474845" text:style-name="L4">
        <text:list-item>
          <text:p text:style-name="P22">L’emprunt est suspendu jusqu’au retour <text:span text:style-name="T10">des documents empruntés</text:span></text:p>
        </text:list-item>
      </text:list>
      <text:p text:style-name="P23"/>
      <text:p text:style-name="P24"/>
      <text:p text:style-name="P4"/>
      <text:p text:style-name="P4"/>
      <text:p text:style-name="P10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0:28:40.509000000</meta:creation-date>
    <dc:date>2020-12-18T13:42:19.886000000</dc:date>
    <meta:editing-duration>PT5H5M2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244" meta:character-count="1488" meta:non-whitespace-character-count="1276"/>
  </office:meta>
</office:document-meta>
</file>